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1.229cm" svg:height="6.316cm" svg:x="11.223cm" svg:y="0.512cm">
            <draw:object draw:notify-on-update-of-ranges="Feuille1.C3:Feuille1.C9 Feuille1.D3:Feuille1.D9 Feuille1.C2:Feuille1.C2 Feuille1.C3:Feuille1.C12 Feuille1.D9:Feuille1.D10 Feuille1.C9:Feuille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235cm" svg:height="6.318cm" svg:x="11.234cm" svg:y="7.247cm">
            <draw:object draw:notify-on-update-of-ranges="Feuille1.D18:Feuille1.D20 Feuille1.C17:Feuille1.C17 Feuille1.C18:Feuille1.C20 Feuille1.D20:Feuille1.D27 Feuille1.C20:Feuille1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Pitot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 mesurée</text:p>
          </table:table-cell>
          <table:table-cell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3]/3.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4]/3.6" office:value-type="float" office:value="13.8888888888889" calcext:value-type="float">
            <text:p>13,8888888888889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D5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D6]/3.6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formula="of:=[.D7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D8]/3.6" office:value-type="float" office:value="30.5555555555556" calcext:value-type="float">
            <text:p>30,5555555555556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/>
          <table:table-cell table:formula="of:=[.D9]/3.6" office:value-type="float" office:value="36.1111111111111" calcext:value-type="float">
            <text:p>36,1111111111111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9" calcext:value-type="float">
            <text:p>349</text:p>
          </table:table-cell>
          <table:table-cell table:formula="of:=[.B10]*3.6" office:value-type="float" office:value="244.8" calcext:value-type="float">
            <text:p>244,8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Ventur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 mesurée</text:p>
          </table:table-cell>
          <table:table-cell table:style-name="ce2"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18]/3.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19]/3.6" office:value-type="float" office:value="15.2777777777778" calcext:value-type="float">
            <text:p>15,2777777777778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D20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formula="of:=[.D21]/3.6" office:value-type="float" office:value="22.2222222222222" calcext:value-type="float">
            <text:p>22,222222222222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table:formula="of:=[.D22]/3.6" office:value-type="float" office:value="23.6111111111111" calcext:value-type="float">
            <text:p>23,611111111111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formula="of:=[.D23]/3.6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formula="of:=[.D24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D25]/3.6" office:value-type="float" office:value="27.7777777777778" calcext:value-type="float">
            <text:p>27,7777777777778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formula="of:=[.D26]/3.6" office:value-type="float" office:value="30.5555555555556" calcext:value-type="float">
            <text:p>30,5555555555556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/>
          <table:table-cell table:formula="of:=[.D27]/3.6" office:value-type="float" office:value="36.1111111111111" calcext:value-type="float">
            <text:p>36,1111111111111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 style:data-style-name="N2" text:time-value="17:53:06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8T10:56:10.303000000</meta:creation-date>
    <meta:generator>LibreOffice/7.0.5.2$Windows_X86_64 LibreOffice_project/64390860c6cd0aca4beafafcfd84613dd9dfb63a</meta:generator>
    <dc:date>2023-07-18T18:00:13.128000000</dc:date>
    <meta:editing-duration>PT1H24S</meta:editing-duration>
    <meta:editing-cycles>12</meta:editing-cycles>
    <meta:document-statistic meta:table-count="1" meta:cell-count="6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3cm" svg:height="6.317cm" xlink:href=".." xlink:type="simple" chart:class="chart:scatter" chart:style-name="ch1">
        <chart:plot-area chart:style-name="ch2" table:cell-range-address="Feuille1.C3:Feuille1.D9 Feuille1.C2:Feuille1.C12" chart:data-source-has-labels="both" svg:x="0.224cm" svg:y="0.126cm" svg:width="10.782cm" svg:height="6.065cm">
          <chart:coordinate-region svg:x="1.047cm" svg:y="0.329cm" svg:width="9.671cm" svg:height="5.209cm"/>
          <chart:axis chart:dimension="x" chart:name="primary-x" chart:style-name="ch3" chartooo:axis-type="auto">
            <chart:categories table:cell-range-address="Feuille1.C3:Feuille1.C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3:Feuille1.C12" chart:label-cell-address="Feuille1.C2:Feuille1.C2" chart:class="chart:scatter">
            <chart:domain table:cell-range-address="Feuille1.D3:Feuille1.D9"/>
            <chart:regression-curve chart:style-name="ch7">
              <chart:equation chart:display-equation="true" chart:display-r-square="false"/>
            </chart:regression-curve>
            <chart:data-point chart:repeated="3"/>
            <chart:data-point chart:style-name="ch8"/>
            <chart:data-point chart:repeated="6"/>
          </chart:series>
          <chart:series chart:style-name="ch9" chart:values-cell-range-address="Feuille1.C9:Feuille1.C10" chart:class="chart:scatter">
            <chart:domain table:cell-range-address="Feuille1.D9:Feuille1.D10"/>
            <chart:regression-curve chart:style-name="ch10">
              <chart:equation chart:display-equation="true" chart:display-r-square="false"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Valeur mesurée</text:p>
                <draw:g>
                  <svg:desc>Feuille1.C2:Feuille1.C2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35">
                <text:p>35</text:p>
                <draw:g>
                  <svg:desc>Feuille1.C3:Feuille1.C9</svg:desc>
                </draw:g>
              </table:table-cell>
              <table:table-cell office:value-type="float" office:value="0">
                <text:p>0</text:p>
                <draw:g>
                  <svg:desc>Feuille1.D3:Feuille1.D9</svg:desc>
                </draw:g>
              </table:table-cell>
              <table:table-cell office:value-type="float" office:value="35">
                <text:p>35</text:p>
                <draw:g>
                  <svg:desc>Feuille1.C3:Feuille1.C12</svg:desc>
                </draw:g>
              </table:table-cell>
              <table:table-cell office:value-type="float" office:value="130">
                <text:p>130</text:p>
                <draw:g>
                  <svg:desc>Feuille1.D9:Feuille1.D10</svg:desc>
                </draw:g>
              </table:table-cell>
              <table:table-cell office:value-type="float" office:value="65">
                <text:p>65</text:p>
                <draw:g>
                  <svg:desc>Feuille1.C9:Feuille1.C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244.8">
                <text:p>244.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30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36cm" svg:height="6.319cm" xlink:href=".." xlink:type="simple" chart:class="chart:scatter" chart:style-name="ch1">
        <chart:plot-area chart:style-name="ch2" table:cell-range-address="Feuille1.C18:Feuille1.D20 Feuille1.C17:Feuille1.C17 Feuille1.C20:Feuille1.C27" chart:data-source-has-labels="row" svg:x="0.224cm" svg:y="0.126cm" svg:width="10.788cm" svg:height="6.067cm">
          <chart:coordinate-region svg:x="0.856cm" svg:y="0.328cm" svg:width="9.868cm" svg:height="5.2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C18:Feuille1.C20" chart:label-cell-address="Feuille1.C17:Feuille1.C17" chart:class="chart:scatter">
            <chart:domain table:cell-range-address="Feuille1.D18:Feuille1.D20"/>
            <chart:regression-curve chart:style-name="ch7">
              <chart:equation chart:display-equation="true" chart:display-r-square="false"/>
            </chart:regression-curve>
            <chart:data-point chart:repeated="2"/>
            <chart:data-point chart:style-name="ch8"/>
          </chart:series>
          <chart:series chart:style-name="ch9" chart:values-cell-range-address="Feuille1.C20:Feuille1.C27" chart:class="chart:scatter">
            <chart:domain table:cell-range-address="Feuille1.D20:Feuille1.D27"/>
            <chart:regression-curve chart:style-name="ch10">
              <chart:equation chart:display-equation="true" chart:display-r-square="false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Valeur mesurée</text:p>
                <draw:g>
                  <svg:desc>Feuille1.C17:Feuille1.C17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D18:Feuille1.D20</svg:desc>
                </draw:g>
              </table:table-cell>
              <table:table-cell office:value-type="float" office:value="36">
                <text:p>36</text:p>
                <draw:g>
                  <svg:desc>Feuille1.C18:Feuille1.C20</svg:desc>
                </draw:g>
              </table:table-cell>
              <table:table-cell office:value-type="float" office:value="70">
                <text:p>70</text:p>
                <draw:g>
                  <svg:desc>Feuille1.D20:Feuille1.D27</svg:desc>
                </draw:g>
              </table:table-cell>
              <table:table-cell office:value-type="float" office:value="45">
                <text:p>45</text:p>
                <draw:g>
                  <svg:desc>Feuille1.C20:Feuille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